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3.734cm"/>
    </style:style>
    <style:style style:name="co9" style:family="table-column">
      <style:table-column-properties fo:break-before="auto" style:column-width="4.6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0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2" office:value-type="string">
            <text:p>psql</text:p>
          </table:table-cell>
          <table:table-cell table:style-name="ce1" office:value-type="string">
            <text:p>pck</text:p>
          </table:table-cell>
          <table:table-cell table:style-name="ce1" office:value-type="string">
            <text:p>tbl</text:p>
          </table:table-cell>
          <table:table-cell table:style-name="ce1" office:value-type="string">
            <text:p>deed_ltern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tern</text:p>
          </table:table-cell>
          <table:table-cell table:style-name="ce1" office:value-type="string">
            <text:p>pk</text:p>
          </table:table-cell>
          <table:table-cell table:style-name="ce1" office:value-type="string">
            <text:p>tb</text:p>
          </table:table-cell>
          <table:table-cell table:style-name="ce1" office:value-type="string">
            <text:p>deed</text:p>
          </table:table-cell>
          <table:table-cell table:style-name="ce1" office:value-type="string">
            <text:p>region_code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sql2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2" office:value-type="string">
            <text:p>refid</text:p>
          </table:table-cell>
          <table:table-cell table:style-name="ce1" office:value-type="string">
            <text:p>refid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table:formula="of:=IF([.F2]=[.F1];[.G1]+1;1)" office:value-type="float" office:value="1">
            <text:p>1</text:p>
          </table:table-cell>
          <table:table-cell table:style-name="ce1" office:value-type="string">
            <text:p>no</text:p>
          </table:table-cell>
          <table:table-cell table:style-name="ce1" office:value-type="string">
            <text:p>refid</text:p>
          </table:table-cell>
          <table:table-cell table:style-name="ce1" table:number-columns-repeated="3"/>
          <table:table-cell table:style-name="ce1" table:formula="of:=[.A2]&amp;[.B2]&amp;&quot; as &quot;&amp;[.H2]&amp;[.G2]&amp;&quot;,&quot;" office:value-type="string" office:string-value="asn.data_package.refid as no1,">
            <text:p>asn.data_package.refid as no1,</text:p>
          </table:table-cell>
          <table:table-cell table:style-name="ce1" table:formula="of:=[.A2]&amp;[.B2]&amp;&quot;,&quot;" office:value-type="string" office:string-value="asn.data_package.refid,">
            <text:p>asn.data_package.refid,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2" office:value-type="string">
            <text:p>ltern_publ_url</text:p>
          </table:table-cell>
          <table:table-cell table:style-name="ce2" office:value-type="string">
            <text:p>ltern_publ_url</text:p>
          </table:table-cell>
          <table:table-cell table:style-name="ce1" table:number-columns-repeated="2"/>
          <table:table-cell office:value-type="float" office:value="2">
            <text:p>2</text:p>
          </table:table-cell>
          <table:table-cell table:style-name="ce1" table:formula="of:=IF([.F3]=[.F2];[.G2]+1;1)" office:value-type="float" office:value="1">
            <text:p>1</text:p>
          </table:table-cell>
          <table:table-cell office:value-type="string">
            <text:p>title</text:p>
          </table:table-cell>
          <table:table-cell table:formula="of:=[.H3]&amp;&quot;,&quot;" office:value-type="string" office:string-value="title,">
            <text:p>title,</text:p>
          </table:table-cell>
          <table:table-cell table:style-name="ce1" table:number-columns-repeated="3"/>
          <table:table-cell table:style-name="ce1" table:formula="of:=[.A3]&amp;[.B3]&amp;&quot; as &quot;&amp;[.H3]&amp;[.G3]&amp;&quot;,&quot;" office:value-type="string" office:string-value="asn.data_package.ltern_publ_url as title1,">
            <text:p>asn.data_package.ltern_publ_url as title1,</text:p>
          </table:table-cell>
          <table:table-cell table:style-name="ce1" table:formula="of:=[.A3]&amp;[.B3]&amp;&quot;,&quot;" office:value-type="string" office:string-value="asn.data_package.ltern_publ_url,">
            <text:p>asn.data_package.ltern_publ_url,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2" office:value-type="string">
            <text:p>data_package_title</text:p>
          </table:table-cell>
          <table:table-cell table:formula="of:=[.B4]&amp;&quot;,&quot;" office:value-type="string" office:string-value="data_package_title,">
            <text:p>data_package_title,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table:formula="of:=IF([.F4]=[.F3];[.G3]+1;1)" office:value-type="float" office:value="2">
            <text:p>2</text:p>
          </table:table-cell>
          <table:table-cell office:value-type="string">
            <text:p>title</text:p>
          </table:table-cell>
          <table:table-cell table:formula="of:=[.H4]&amp;&quot;,&quot;" office:value-type="string" office:string-value="title,">
            <text:p>title,</text:p>
          </table:table-cell>
          <table:table-cell table:number-columns-repeated="3"/>
          <table:table-cell table:style-name="ce1" table:formula="of:=[.A4]&amp;[.B4]&amp;&quot; as &quot;&amp;[.H4]&amp;[.G4]&amp;&quot;,&quot;" office:value-type="string" office:string-value="asn.data_package.data_package_title as title2,">
            <text:p>asn.data_package.data_package_title as title2,</text:p>
          </table:table-cell>
          <table:table-cell table:style-name="ce1" table:formula="of:=[.A4]&amp;[.B4]&amp;&quot;,&quot;" office:value-type="string" office:string-value="asn.data_package.data_package_title,">
            <text:p>asn.data_package.data_package_title,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2" office:value-type="string">
            <text:p>data_package_type</text:p>
          </table:table-cell>
          <table:table-cell table:formula="of:=[.B5]&amp;&quot;,&quot;" office:value-type="string" office:string-value="data_package_type,">
            <text:p>data_package_type,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IF([.F5]=[.F4];[.G4]+1;1)" office:value-type="float" office:value="1">
            <text:p>1</text:p>
          </table:table-cell>
          <table:table-cell office:value-type="string">
            <text:p>database_data_set_short_description</text:p>
          </table:table-cell>
          <table:table-cell table:formula="of:=[.H5]&amp;&quot;,&quot;" office:value-type="string" office:string-value="database_data_set_short_description,">
            <text:p>database_data_set_short_description,</text:p>
          </table:table-cell>
          <table:table-cell table:style-name="ce1" table:number-columns-repeated="3"/>
          <table:table-cell table:style-name="ce1" table:formula="of:=[.A5]&amp;[.B5]&amp;&quot; as &quot;&amp;[.H5]&amp;[.G5]&amp;&quot;,&quot;" office:value-type="string" office:string-value="asn.data_package.data_package_type as database_data_set_short_description1,">
            <text:p>asn.data_package.data_package_type as database_data_set_short_description1,</text:p>
          </table:table-cell>
          <table:table-cell table:style-name="ce1" table:formula="of:=[.A5]&amp;[.B5]&amp;&quot;,&quot;" office:value-type="string" office:string-value="asn.data_package.data_package_type,">
            <text:p>asn.data_package.data_package_type,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2" office:value-type="string">
            <text:p>data_package</text:p>
          </table:table-cell>
          <table:table-cell table:formula="of:=[.B6]&amp;&quot;,&quot;" office:value-type="string" office:string-value="data_package,">
            <text:p>data_package,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IF([.F6]=[.F5];[.G5]+1;1)" office:value-type="float" office:value="2">
            <text:p>2</text:p>
          </table:table-cell>
          <table:table-cell office:value-type="string">
            <text:p>database_data_set_short_description</text:p>
          </table:table-cell>
          <table:table-cell table:formula="of:=[.H6]&amp;&quot;,&quot;" office:value-type="string" office:string-value="database_data_set_short_description,">
            <text:p>database_data_set_short_description,</text:p>
          </table:table-cell>
          <table:table-cell table:number-columns-repeated="3"/>
          <table:table-cell table:style-name="ce1" table:formula="of:=[.A6]&amp;[.B6]&amp;&quot; as &quot;&amp;[.H6]&amp;[.G6]&amp;&quot;,&quot;" office:value-type="string" office:string-value="asn.data_package.data_package as database_data_set_short_description2,">
            <text:p>asn.data_package.data_package as database_data_set_short_description2,</text:p>
          </table:table-cell>
          <table:table-cell table:style-name="ce1" table:formula="of:=[.A6]&amp;[.B6]&amp;&quot;,&quot;" office:value-type="string" office:string-value="asn.data_package.data_package,">
            <text:p>asn.data_package.data_package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table.</text:p>
          </table:table-cell>
          <table:table-cell table:style-name="ce2" office:value-type="string">
            <text:p>data_type</text:p>
          </table:table-cell>
          <table:table-cell table:formula="of:=[.B7]&amp;&quot;,&quot;" office:value-type="string" office:string-value="data_type,">
            <text:p>data_type,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IF([.F7]=[.F6];[.G6]+1;1)" office:value-type="float" office:value="3">
            <text:p>3</text:p>
          </table:table-cell>
          <table:table-cell office:value-type="string">
            <text:p>database_data_set_short_description</text:p>
          </table:table-cell>
          <table:table-cell table:formula="of:=[.H7]&amp;&quot;,&quot;" office:value-type="string" office:string-value="database_data_set_short_description,">
            <text:p>database_data_set_short_description,</text:p>
          </table:table-cell>
          <table:table-cell table:style-name="ce1" table:number-columns-repeated="5"/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2" office:value-type="string">
            <text:p>plot_network_study_name</text:p>
          </table:table-cell>
          <table:table-cell table:formula="of:=[.B8]&amp;&quot;,&quot;" office:value-type="string" office:string-value="plot_network_study_name,">
            <text:p>plot_network_study_name,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 table:formula="of:=IF([.F8]=[.F7];[.G7]+1;1)" office:value-type="float" office:value="1">
            <text:p>1</text:p>
          </table:table-cell>
          <table:table-cell office:value-type="string">
            <text:p>data_custodian</text:p>
          </table:table-cell>
          <table:table-cell table:formula="of:=[.H8]&amp;&quot;,&quot;" office:value-type="string" office:string-value="data_custodian,">
            <text:p>data_custodian,</text:p>
          </table:table-cell>
          <table:table-cell table:style-name="ce1" table:number-columns-repeated="3"/>
          <table:table-cell table:style-name="ce1" table:formula="of:=[.A8]&amp;[.B8]&amp;&quot; as &quot;&amp;[.H8]&amp;[.G8]&amp;&quot;,&quot;" office:value-type="string" office:string-value="asn.data_package.plot_network_study_name as data_custodian1,">
            <text:p>asn.data_package.plot_network_study_name as data_custodian1,</text:p>
          </table:table-cell>
          <table:table-cell table:style-name="ce1" table:formula="of:=[.A8]&amp;[.B8]&amp;&quot;,&quot;" office:value-type="string" office:string-value="asn.data_package.plot_network_study_name,">
            <text:p>asn.data_package.plot_network_study_name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1" office:value-type="string">
            <text:p>principal_investigator</text:p>
          </table:table-cell>
          <table:table-cell table:formula="of:=[.B9]&amp;&quot;,&quot;" office:value-type="string" office:string-value="principal_investigator,">
            <text:p>principal_investigator,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table:formula="of:=IF([.F9]=[.F8];[.G8]+1;1)" office:value-type="float" office:value="2">
            <text:p>2</text:p>
          </table:table-cell>
          <table:table-cell office:value-type="string">
            <text:p>data_custodian</text:p>
          </table:table-cell>
          <table:table-cell table:formula="of:=[.H9]&amp;&quot;,&quot;" office:value-type="string" office:string-value="data_custodian,">
            <text:p>data_custodian,</text:p>
          </table:table-cell>
          <table:table-cell table:number-columns-repeated="3"/>
          <table:table-cell table:style-name="ce1" table:formula="of:=[.A9]&amp;[.B9]&amp;&quot; as &quot;&amp;[.H9]&amp;[.G9]&amp;&quot;,&quot;" office:value-type="string" office:string-value="asn.data_package.principal_investigator as data_custodian2,">
            <text:p>asn.data_package.principal_investigator as data_custodian2,</text:p>
          </table:table-cell>
          <table:table-cell table:style-name="ce1" table:formula="of:=[.A9]&amp;[.B9]&amp;&quot;,&quot;" office:value-type="string" office:string-value="asn.data_package.principal_investigator,">
            <text:p>asn.data_package.principal_investigator,</text:p>
          </table:table-cell>
          <table:table-cell table:number-columns-repeated="1010"/>
        </table:table-row>
        <table:table-row table:style-name="ro2">
          <table:table-cell office:value-type="string">
            <text:p>asn.data_deed.</text:p>
          </table:table-cell>
          <table:table-cell office:value-type="string">
            <text:p>data_custodian_organisation</text:p>
          </table:table-cell>
          <table:table-cell table:number-columns-repeated="2"/>
          <table:table-cell office:value-type="string">
            <text:p>data_custodian_organisation</text:p>
          </table:table-cell>
          <table:table-cell office:value-type="float" office:value="4">
            <text:p>4</text:p>
          </table:table-cell>
          <table:table-cell table:style-name="ce1" table:formula="of:=IF([.F10]=[.F9];[.G9]+1;1)" office:value-type="float" office:value="3">
            <text:p>3</text:p>
          </table:table-cell>
          <table:table-cell office:value-type="string">
            <text:p>data_custodian</text:p>
          </table:table-cell>
          <table:table-cell table:number-columns-repeated="2"/>
          <table:table-cell office:value-type="string">
            <text:p>supersite,</text:p>
          </table:table-cell>
          <table:table-cell/>
          <table:table-cell table:style-name="ce1" table:formula="of:=[.A10]&amp;[.B10]&amp;&quot; as &quot;&amp;[.H10]&amp;[.G10]&amp;&quot;,&quot;" office:value-type="string" office:string-value="asn.data_deed.data_custodian_organisation as data_custodian3,">
            <text:p>asn.data_deed.data_custodian_organisation as data_custodian3,</text:p>
          </table:table-cell>
          <table:table-cell table:style-name="ce1" table:formula="of:=[.A10]&amp;[.B10]&amp;&quot;,&quot;" office:value-type="string" office:string-value="asn.data_deed.data_custodian_organisation,">
            <text:p>asn.data_deed.data_custodian_organisation,</text:p>
          </table:table-cell>
          <table:table-cell table:number-columns-repeated="1010"/>
        </table:table-row>
        <table:table-row table:style-name="ro2">
          <table:table-cell office:value-type="string">
            <text:p>asn.data_deed.</text:p>
          </table:table-cell>
          <table:table-cell office:value-type="string">
            <text:p>plot_network_data</text:p>
          </table:table-cell>
          <table:table-cell table:number-columns-repeated="2"/>
          <table:table-cell office:value-type="string">
            <text:p>plot_network_data,</text:p>
          </table:table-cell>
          <table:table-cell office:value-type="float" office:value="4">
            <text:p>4</text:p>
          </table:table-cell>
          <table:table-cell table:style-name="ce1" table:formula="of:=IF([.F11]=[.F10];[.G10]+1;1)" office:value-type="float" office:value="4">
            <text:p>4</text:p>
          </table:table-cell>
          <table:table-cell office:value-type="string">
            <text:p>data_custodian</text:p>
          </table:table-cell>
          <table:table-cell table:number-columns-repeated="2"/>
          <table:table-cell office:value-type="string">
            <text:p>supersite,</text:p>
          </table:table-cell>
          <table:table-cell/>
          <table:table-cell table:style-name="ce1" table:formula="of:=[.A11]&amp;[.B11]&amp;&quot; as &quot;&amp;[.H11]&amp;[.G11]&amp;&quot;,&quot;" office:value-type="string" office:string-value="asn.data_deed.plot_network_data as data_custodian4,">
            <text:p>asn.data_deed.plot_network_data as data_custodian4,</text:p>
          </table:table-cell>
          <table:table-cell table:style-name="ce1" table:formula="of:=[.A11]&amp;[.B11]&amp;&quot;,&quot;" office:value-type="string" office:string-value="asn.data_deed.plot_network_data,">
            <text:p>asn.data_deed.plot_network_data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1" office:value-type="string">
            <text:p>data_type</text:p>
          </table:table-cell>
          <table:table-cell table:formula="of:=[.B12]&amp;&quot;,&quot;" office:value-type="string" office:string-value="data_type,">
            <text:p>data_type,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IF([.F12]=[.F11];[.G11]+1;1)" office:value-type="float" office:value="1">
            <text:p>1</text:p>
          </table:table-cell>
          <table:table-cell office:value-type="string">
            <text:p>type</text:p>
          </table:table-cell>
          <table:table-cell table:formula="of:=[.H12]&amp;&quot;,&quot;" office:value-type="string" office:string-value="type,">
            <text:p>type,</text:p>
          </table:table-cell>
          <table:table-cell table:number-columns-repeated="3"/>
          <table:table-cell table:style-name="ce1" table:formula="of:=[.A12]&amp;[.B12]&amp;&quot; as &quot;&amp;[.H12]&amp;[.G12]&amp;&quot;,&quot;" office:value-type="string" office:string-value="asn.data_package.data_type as type1,">
            <text:p>asn.data_package.data_type as type1,</text:p>
          </table:table-cell>
          <table:table-cell table:style-name="ce1" table:formula="of:=[.A12]&amp;[.B12]&amp;&quot;,&quot;" office:value-type="string" office:string-value="asn.data_package.data_type,">
            <text:p>asn.data_package.data_type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1" office:value-type="string">
            <text:p>geographic_description</text:p>
          </table:table-cell>
          <table:table-cell table:formula="of:=[.B13]&amp;&quot;,&quot;" office:value-type="string" office:string-value="geographic_description,">
            <text:p>geographic_description,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IF([.F13]=[.F12];[.G12]+1;1)" office:value-type="float" office:value="1">
            <text:p>1</text:p>
          </table:table-cell>
          <table:table-cell office:value-type="string">
            <text:p>spatial_coverage</text:p>
          </table:table-cell>
          <table:table-cell table:number-columns-repeated="4"/>
          <table:table-cell table:style-name="ce1" table:formula="of:=[.A13]&amp;[.B13]&amp;&quot; as &quot;&amp;[.H13]&amp;[.G13]&amp;&quot;,&quot;" office:value-type="string" office:string-value="asn.data_package.geographic_description as spatial_coverage1,">
            <text:p>asn.data_package.geographic_description as spatial_coverage1,</text:p>
          </table:table-cell>
          <table:table-cell table:style-name="ce1" table:formula="of:=[.A13]&amp;[.B13]&amp;&quot;,&quot;" office:value-type="string" office:string-value="asn.data_package.geographic_description,">
            <text:p>asn.data_package.geographic_description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plot_network_region_code.</text:p>
          </table:table-cell>
          <table:table-cell table:style-name="ce1" office:value-type="string">
            <text:p>statistical_local_area_2006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1" table:formula="of:=IF([.F14]=[.F13];[.G13]+1;1)" office:value-type="float" office:value="2">
            <text:p>2</text:p>
          </table:table-cell>
          <table:table-cell office:value-type="string">
            <text:p>spatial_coverage</text:p>
          </table:table-cell>
          <table:table-cell table:number-columns-repeated="4"/>
          <table:table-cell table:style-name="ce1" table:formula="of:=[.A14]&amp;[.B14]&amp;&quot; as &quot;&amp;[.H14]&amp;[.G14]&amp;&quot;,&quot;" office:value-type="string" office:string-value="asn.plot_network_region_code.statistical_local_area_2006 as spatial_coverage2,">
            <text:p>asn.plot_network_region_code.statistical_local_area_2006 as spatial_coverage2,</text:p>
          </table:table-cell>
          <table:table-cell table:style-name="ce1" table:formula="of:=[.A14]&amp;[.B14]&amp;&quot;,&quot;" office:value-type="string" office:string-value="asn.plot_network_region_code.statistical_local_area_2006,">
            <text:p>asn.plot_network_region_code.statistical_local_area_2006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plot_network_region_code.</text:p>
          </table:table-cell>
          <table:table-cell table:style-name="ce1" office:value-type="string">
            <text:p>ibra6_name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1" table:formula="of:=IF([.F15]=[.F14];[.G14]+1;1)" office:value-type="float" office:value="3">
            <text:p>3</text:p>
          </table:table-cell>
          <table:table-cell office:value-type="string">
            <text:p>spatial_coverage</text:p>
          </table:table-cell>
          <table:table-cell table:number-columns-repeated="4"/>
          <table:table-cell table:style-name="ce1" table:formula="of:=[.A15]&amp;[.B15]&amp;&quot; as &quot;&amp;[.H15]&amp;[.G15]&amp;&quot;,&quot;" office:value-type="string" office:string-value="asn.plot_network_region_code.ibra6_name as spatial_coverage3,">
            <text:p>asn.plot_network_region_code.ibra6_name as spatial_coverage3,</text:p>
          </table:table-cell>
          <table:table-cell table:style-name="ce1" table:formula="of:=[.A15]&amp;[.B15]&amp;&quot;,&quot;" office:value-type="string" office:string-value="asn.plot_network_region_code.ibra6_name,">
            <text:p>asn.plot_network_region_code.ibra6_name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table.</text:p>
          </table:table-cell>
          <table:table-cell table:style-name="ce2" office:value-type="string">
            <text:p>sites_plots</text:p>
          </table:table-cell>
          <table:table-cell table:number-columns-repeated="3"/>
          <table:table-cell office:value-type="float" office:value="6">
            <text:p>6</text:p>
          </table:table-cell>
          <table:table-cell table:style-name="ce1" table:formula="of:=IF([.F16]=[.F15];[.G15]+1;1)" office:value-type="float" office:value="4">
            <text:p>4</text:p>
          </table:table-cell>
          <table:table-cell office:value-type="string">
            <text:p>spatial_resolution</text:p>
          </table:table-cell>
          <table:table-cell/>
          <table:table-cell office:value-type="string">
            <text:p>spatial_resolution</text:p>
          </table:table-cell>
          <table:table-cell table:number-columns-repeated="2"/>
          <table:table-cell table:style-name="ce1" office:value-type="string">
            <text:p>min(cast(ltern.data_table.sites_plots as numeric)) as spatial_resolution4,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1" office:value-type="string">
            <text:p>spatial_resolution</text:p>
          </table:table-cell>
          <table:table-cell table:formula="of:=[.B17]&amp;&quot;,&quot;" office:value-type="string" office:string-value="spatial_resolution,">
            <text:p>spatial_resolution,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IF([.F17]=[.F16];[.G16]+1;1)" office:value-type="float" office:value="1">
            <text:p>1</text:p>
          </table:table-cell>
          <table:table-cell office:value-type="string">
            <text:p>spatial_resolution</text:p>
          </table:table-cell>
          <table:table-cell table:formula="of:=[.H17]&amp;&quot;,&quot;" office:value-type="string" office:string-value="spatial_resolution,">
            <text:p>spatial_resolution,</text:p>
          </table:table-cell>
          <table:table-cell table:number-columns-repeated="3"/>
          <table:table-cell table:style-name="ce1" table:formula="of:=[.A17]&amp;[.B17]&amp;&quot; as &quot;&amp;[.H17]&amp;[.G17]&amp;&quot;,&quot;" office:value-type="string" office:string-value="asn.data_package.spatial_resolution as spatial_resolution1,">
            <text:p>asn.data_package.spatial_resolution as spatial_resolution1,</text:p>
          </table:table-cell>
          <table:table-cell table:style-name="ce1" table:formula="of:=[.A17]&amp;[.B17]&amp;&quot;,&quot;" office:value-type="string" office:string-value="asn.data_package.spatial_resolution,">
            <text:p>asn.data_package.spatial_resolution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1" office:value-type="string">
            <text:p>temporal_coverage</text:p>
          </table:table-cell>
          <table:table-cell table:formula="of:=[.B18]&amp;&quot;,&quot;" office:value-type="string" office:string-value="temporal_coverage,">
            <text:p>temporal_coverage,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IF([.F18]=[.F17];[.G17]+1;1)" office:value-type="float" office:value="1">
            <text:p>1</text:p>
          </table:table-cell>
          <table:table-cell office:value-type="string">
            <text:p>temporal_coverage</text:p>
          </table:table-cell>
          <table:table-cell table:formula="of:=[.H18]&amp;&quot;,&quot;" office:value-type="string" office:string-value="temporal_coverage,">
            <text:p>temporal_coverage,</text:p>
          </table:table-cell>
          <table:table-cell table:number-columns-repeated="3"/>
          <table:table-cell table:style-name="ce1" table:formula="of:=[.A18]&amp;[.B18]&amp;&quot; as &quot;&amp;[.H18]&amp;[.G18]&amp;&quot;,&quot;" office:value-type="string" office:string-value="asn.data_package.temporal_coverage as temporal_coverage1,">
            <text:p>asn.data_package.temporal_coverage as temporal_coverage1,</text:p>
          </table:table-cell>
          <table:table-cell table:style-name="ce1" table:formula="of:=[.A18]&amp;[.B18]&amp;&quot;,&quot;" office:value-type="string" office:string-value="asn.data_package.temporal_coverage,">
            <text:p>asn.data_package.temporal_coverage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table.</text:p>
          </table:table-cell>
          <table:table-cell table:style-name="ce2" office:value-type="string">
            <text:p>field_start_date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 table:formula="of:=IF([.F19]=[.F18];[.G18]+1;1)" office:value-type="float" office:value="2">
            <text:p>2</text:p>
          </table:table-cell>
          <table:table-cell office:value-type="string">
            <text:p>temporal_coverage</text:p>
          </table:table-cell>
          <table:table-cell table:number-columns-repeated="4"/>
          <table:table-cell table:style-name="ce1" office:value-type="string">
            <text:p>min(ltern.data_table.field_start_date) as temporal_coverage2,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asn.data_table.</text:p>
          </table:table-cell>
          <table:table-cell table:style-name="ce2" office:value-type="string">
            <text:p>field_end_date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 table:formula="of:=IF([.F20]=[.F19];[.G19]+1;1)" office:value-type="float" office:value="3">
            <text:p>3</text:p>
          </table:table-cell>
          <table:table-cell office:value-type="string">
            <text:p>temporal_coverage</text:p>
          </table:table-cell>
          <table:table-cell table:number-columns-repeated="4"/>
          <table:table-cell table:style-name="ce1" office:value-type="string">
            <text:p>min(ltern.data_table.field_end_date) as temporal_coverage3,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asn.data_table.</text:p>
          </table:table-cell>
          <table:table-cell table:style-name="ce2" office:value-type="string">
            <text:p>collection_timeframes</text:p>
          </table:table-cell>
          <table:table-cell table:formula="of:=[.B21]&amp;&quot;,&quot;" office:value-type="string" office:string-value="collection_timeframes,">
            <text:p>collection_timeframes,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IF([.F21]=[.F20];[.G20]+1;1)" office:value-type="float" office:value="1">
            <text:p>1</text:p>
          </table:table-cell>
          <table:table-cell office:value-type="string">
            <text:p>temporal_data_interval</text:p>
          </table:table-cell>
          <table:table-cell table:formula="of:=[.H21]&amp;&quot;,&quot;" office:value-type="string" office:string-value="temporal_data_interval,">
            <text:p>temporal_data_interval,</text:p>
          </table:table-cell>
          <table:table-cell table:number-columns-repeated="3"/>
          <table:table-cell table:style-name="ce1" office:value-type="string">
            <text:p>min(ltern.data_table.collection_timeframes) as temporal_data_interval1,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asn.data_table.</text:p>
          </table:table-cell>
          <table:table-cell table:style-name="ce2" office:value-type="string">
            <text:p>date_publication_expected</text:p>
          </table:table-cell>
          <table:table-cell table:formula="of:=[.B22]&amp;&quot;,&quot;" office:value-type="string" office:string-value="date_publication_expected,">
            <text:p>date_publication_expected,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IF([.F22]=[.F21];[.G21]+1;1)" office:value-type="float" office:value="1">
            <text:p>1</text:p>
          </table:table-cell>
          <table:table-cell office:value-type="string">
            <text:p>due_date_s_for_publication</text:p>
          </table:table-cell>
          <table:table-cell table:formula="of:=[.H22]&amp;&quot;,&quot;" office:value-type="string" office:string-value="due_date_s_for_publication,">
            <text:p>due_date_s_for_publication,</text:p>
          </table:table-cell>
          <table:table-cell table:number-columns-repeated="3"/>
          <table:table-cell table:style-name="ce1" office:value-type="string">
            <text:p>min(ltern.data_table.date_publication_expected) as due_date_s_for_publication1,</text:p>
          </table:table-cell>
          <table:table-cell table:style-name="ce1"/>
          <table:table-cell table:number-columns-repeated="1010"/>
        </table:table-row>
        <table:table-row table:style-name="ro4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11">
            <text:p>11</text:p>
          </table:table-cell>
          <table:table-cell table:style-name="ce1" table:formula="of:=IF([.F23]=[.F22];[.G22]+1;1)" office:value-type="float" office:value="1">
            <text:p>1</text:p>
          </table:table-cell>
          <table:table-cell office:value-type="string">
            <text:p>data_size_</text:p>
          </table:table-cell>
          <table:table-cell table:number-columns-repeated="4"/>
          <table:table-cell table:style-name="ce1" table:formula="of:=[.A23]&amp;[.B23]&amp;&quot; as &quot;&amp;[.H23]&amp;[.G23]&amp;&quot;,&quot;" office:value-type="string" office:string-value="' ' as data_size_1,">
            <text:p>' ' as data_size_1,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office:value-type="string">
            <text:p>update_frequency</text:p>
          </table:table-cell>
          <table:table-cell table:formula="of:=[.B24]&amp;&quot;,&quot;" office:value-type="string" office:string-value="update_frequency,">
            <text:p>update_frequency,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IF([.F24]=[.F23];[.G23]+1;1)" office:value-type="float" office:value="1">
            <text:p>1</text:p>
          </table:table-cell>
          <table:table-cell office:value-type="string">
            <text:p>update_frequency</text:p>
          </table:table-cell>
          <table:table-cell table:formula="of:=[.H24]&amp;&quot;,&quot;" office:value-type="string" office:string-value="update_frequency,">
            <text:p>update_frequency,</text:p>
          </table:table-cell>
          <table:table-cell table:number-columns-repeated="3"/>
          <table:table-cell table:style-name="ce1" table:formula="of:=[.A24]&amp;[.B24]&amp;&quot; as &quot;&amp;[.H24]&amp;[.G24]&amp;&quot;,&quot;" office:value-type="string" office:string-value="asn.data_package.update_frequency as update_frequency1,">
            <text:p>asn.data_package.update_frequency as update_frequency1,</text:p>
          </table:table-cell>
          <table:table-cell table:style-name="ce1" table:formula="of:=[.A24]&amp;[.B24]&amp;&quot;,&quot;" office:value-type="string" office:string-value="asn.data_package.update_frequency,">
            <text:p>asn.data_package.update_frequency,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13">
            <text:p>13</text:p>
          </table:table-cell>
          <table:table-cell table:style-name="ce1" table:formula="of:=IF([.F25]=[.F24];[.G24]+1;1)" office:value-type="float" office:value="1">
            <text:p>1</text:p>
          </table:table-cell>
          <table:table-cell office:value-type="string">
            <text:p>synthesised</text:p>
          </table:table-cell>
          <table:table-cell table:number-columns-repeated="4"/>
          <table:table-cell table:style-name="ce1" table:formula="of:=[.A25]&amp;[.B25]&amp;&quot; as &quot;&amp;[.H25]&amp;[.G25]&amp;&quot;,&quot;" office:value-type="string" office:string-value="' ' as synthesised1,">
            <text:p>' ' as synthesised1,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office:value-type="string">
            <text:p>tern_type</text:p>
          </table:table-cell>
          <table:table-cell table:number-columns-repeated="3"/>
          <table:table-cell office:value-type="float" office:value="14">
            <text:p>14</text:p>
          </table:table-cell>
          <table:table-cell table:style-name="ce1" table:formula="of:=IF([.F26]=[.F25];[.G25]+1;1)" office:value-type="float" office:value="1">
            <text:p>1</text:p>
          </table:table-cell>
          <table:table-cell table:number-columns-repeated="2" office:value-type="string">
            <text:p>collected_by_tern</text:p>
          </table:table-cell>
          <table:table-cell table:number-columns-repeated="3"/>
          <table:table-cell table:style-name="ce1" table:formula="of:=[.A26]&amp;[.B26]&amp;&quot; as &quot;&amp;[.H26]&amp;[.G26]&amp;&quot;,&quot;" office:value-type="string" office:string-value="asn.data_package.tern_type as collected_by_tern1,">
            <text:p>asn.data_package.tern_type as collected_by_tern1,</text:p>
          </table:table-cell>
          <table:table-cell table:style-name="ce1" table:formula="of:=[.A26]&amp;[.B26]&amp;&quot;,&quot;" office:value-type="string" office:string-value="asn.data_package.tern_type,">
            <text:p>asn.data_package.tern_type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office:value-type="string">
            <text:p>contract_type</text:p>
          </table:table-cell>
          <table:table-cell table:formula="of:=[.B27]&amp;&quot;,&quot;" office:value-type="string" office:string-value="contract_type,">
            <text:p>contract_type,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IF([.F27]=[.F26];[.G26]+1;1)" office:value-type="float" office:value="2">
            <text:p>2</text:p>
          </table:table-cell>
          <table:table-cell office:value-type="string">
            <text:p>collected_by_tern</text:p>
          </table:table-cell>
          <table:table-cell table:formula="of:=[.H27]&amp;&quot;,&quot;" office:value-type="string" office:string-value="collected_by_tern,">
            <text:p>collected_by_tern,</text:p>
          </table:table-cell>
          <table:table-cell table:number-columns-repeated="3"/>
          <table:table-cell table:style-name="ce1" table:formula="of:=[.A27]&amp;[.B27]&amp;&quot; as &quot;&amp;[.H27]&amp;[.G27]&amp;&quot;,&quot;" office:value-type="string" office:string-value="asn.data_package.contract_type as collected_by_tern2,">
            <text:p>asn.data_package.contract_type as collected_by_tern2,</text:p>
          </table:table-cell>
          <table:table-cell table:style-name="ce1" table:formula="of:=[.A27]&amp;[.B27]&amp;&quot;,&quot;" office:value-type="string" office:string-value="asn.data_package.contract_type,">
            <text:p>asn.data_package.contract_type,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15">
            <text:p>15</text:p>
          </table:table-cell>
          <table:table-cell table:style-name="ce1" table:formula="of:=IF([.F28]=[.F27];[.G27]+1;1)" office:value-type="float" office:value="1">
            <text:p>1</text:p>
          </table:table-cell>
          <table:table-cell office:value-type="string">
            <text:p>collated_from_external_source</text:p>
          </table:table-cell>
          <table:table-cell table:number-columns-repeated="4"/>
          <table:table-cell table:style-name="ce1" table:formula="of:=[.A28]&amp;[.B28]&amp;&quot; as &quot;&amp;[.H28]&amp;[.G28]&amp;&quot;,&quot;" office:value-type="string" office:string-value="' ' as collated_from_external_source1,">
            <text:p>' ' as collated_from_external_source1,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2" office:value-type="string">
            <text:p>qa_approved</text:p>
          </table:table-cell>
          <table:table-cell table:formula="of:=[.B29]&amp;&quot;,&quot;" office:value-type="string" office:string-value="qa_approved,">
            <text:p>qa_approved,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IF([.F29]=[.F28];[.G28]+1;1)" office:value-type="float" office:value="1">
            <text:p>1</text:p>
          </table:table-cell>
          <table:table-cell office:value-type="string">
            <text:p>validation_qa</text:p>
          </table:table-cell>
          <table:table-cell table:formula="of:=[.H29]&amp;&quot;,&quot;" office:value-type="string" office:string-value="validation_qa,">
            <text:p>validation_qa,</text:p>
          </table:table-cell>
          <table:table-cell table:number-columns-repeated="3"/>
          <table:table-cell table:style-name="ce1" table:formula="of:=[.A29]&amp;[.B29]&amp;&quot; as &quot;&amp;[.H29]&amp;[.G29]&amp;&quot;,&quot;" office:value-type="string" office:string-value="asn.data_package.qa_approved as validation_qa1,">
            <text:p>asn.data_package.qa_approved as validation_qa1,</text:p>
          </table:table-cell>
          <table:table-cell table:style-name="ce1" table:formula="of:=[.A29]&amp;[.B29]&amp;&quot;,&quot;" office:value-type="string" office:string-value="asn.data_package.qa_approved,">
            <text:p>asn.data_package.qa_approved,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17">
            <text:p>17</text:p>
          </table:table-cell>
          <table:table-cell table:style-name="ce1" table:formula="of:=IF([.F30]=[.F29];[.G29]+1;1)" office:value-type="float" office:value="1">
            <text:p>1</text:p>
          </table:table-cell>
          <table:table-cell office:value-type="string">
            <text:p>contextual_information_enrichment</text:p>
          </table:table-cell>
          <table:table-cell table:number-columns-repeated="4"/>
          <table:table-cell table:style-name="ce1" table:formula="of:=[.A30]&amp;[.B30]&amp;&quot; as &quot;&amp;[.H30]&amp;[.G30]&amp;&quot;,&quot;" office:value-type="string" office:string-value="' ' as contextual_information_enrichment1,">
            <text:p>' ' as contextual_information_enrichment1,</text:p>
          </table:table-cell>
          <table:table-cell table:style-name="ce1"/>
          <table:table-cell table:number-columns-repeated="1010"/>
        </table:table-row>
        <table:table-row table:style-name="ro2">
          <table:table-cell office:value-type="string">
            <text:p>asn.data_deed.</text:p>
          </table:table-cell>
          <table:table-cell office:value-type="string">
            <text:p>licence_code</text:p>
          </table:table-cell>
          <table:table-cell table:number-columns-repeated="2"/>
          <table:table-cell table:formula="of:=[.B31]&amp;&quot;,&quot;" office:value-type="string" office:string-value="licence_code,">
            <text:p>licence_code,</text:p>
          </table:table-cell>
          <table:table-cell office:value-type="float" office:value="18">
            <text:p>18</text:p>
          </table:table-cell>
          <table:table-cell table:style-name="ce1" table:formula="of:=IF([.F31]=[.F30];[.G30]+1;1)" office:value-type="float" office:value="1">
            <text:p>1</text:p>
          </table:table-cell>
          <table:table-cell office:value-type="string">
            <text:p>licence</text:p>
          </table:table-cell>
          <table:table-cell table:number-columns-repeated="4"/>
          <table:table-cell table:style-name="ce1" table:formula="of:=[.A31]&amp;[.B31]&amp;&quot; as &quot;&amp;[.H31]&amp;[.G31]&amp;&quot;,&quot;" office:value-type="string" office:string-value="asn.data_deed.licence_code as licence1,">
            <text:p>asn.data_deed.licence_code as licence1,</text:p>
          </table:table-cell>
          <table:table-cell table:style-name="ce1" table:formula="of:=[.A31]&amp;[.B31]&amp;&quot;,&quot;" office:value-type="string" office:string-value="asn.data_deed.licence_code,">
            <text:p>asn.data_deed.licence_code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number-columns-repeated="2" office:value-type="string">
            <text:p>licence_code_package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" table:formula="of:=IF([.F32]=[.F31];[.G31]+1;1)" office:value-type="float" office:value="2">
            <text:p>2</text:p>
          </table:table-cell>
          <table:table-cell office:value-type="string">
            <text:p>licence</text:p>
          </table:table-cell>
          <table:table-cell table:formula="of:=[.H32]&amp;&quot;,&quot;" office:value-type="string" office:string-value="licence,">
            <text:p>licence,</text:p>
          </table:table-cell>
          <table:table-cell table:number-columns-repeated="3"/>
          <table:table-cell table:style-name="ce1" table:formula="of:=[.A32]&amp;[.B32]&amp;&quot; as &quot;&amp;[.H32]&amp;[.G32]&amp;&quot;,&quot;" office:value-type="string" office:string-value="asn.data_package.licence_code_package as licence2,">
            <text:p>asn.data_package.licence_code_package as licence2,</text:p>
          </table:table-cell>
          <table:table-cell table:style-name="ce1" table:formula="of:=[.A32]&amp;[.B32]&amp;&quot;,&quot;" office:value-type="string" office:string-value="asn.data_package.licence_code_package,">
            <text:p>asn.data_package.licence_code_package,</text:p>
          </table:table-cell>
          <table:table-cell table:number-columns-repeated="1010"/>
        </table:table-row>
        <table:table-row table:style-name="ro2">
          <table:table-cell office:value-type="string">
            <text:p>asn.data_deed.</text:p>
          </table:table-cell>
          <table:table-cell office:value-type="string">
            <text:p>special_conditions</text:p>
          </table:table-cell>
          <table:table-cell table:number-columns-repeated="2"/>
          <table:table-cell table:formula="of:=[.B33]&amp;&quot;,&quot;" office:value-type="string" office:string-value="special_conditions,">
            <text:p>special_conditions,</text:p>
          </table:table-cell>
          <table:table-cell office:value-type="float" office:value="18">
            <text:p>18</text:p>
          </table:table-cell>
          <table:table-cell table:style-name="ce1" table:formula="of:=IF([.F33]=[.F32];[.G32]+1;1)" office:value-type="float" office:value="3">
            <text:p>3</text:p>
          </table:table-cell>
          <table:table-cell office:value-type="string">
            <text:p>licenced_value_add</text:p>
          </table:table-cell>
          <table:table-cell table:number-columns-repeated="4"/>
          <table:table-cell table:style-name="ce1" table:formula="of:=[.A33]&amp;[.B33]&amp;&quot; as &quot;&amp;[.H33]&amp;[.G33]&amp;&quot;,&quot;" office:value-type="string" office:string-value="asn.data_deed.special_conditions as licenced_value_add3,">
            <text:p>asn.data_deed.special_conditions as licenced_value_add3,</text:p>
          </table:table-cell>
          <table:table-cell table:style-name="ce1" table:formula="of:=[.A33]&amp;[.B33]&amp;&quot;,&quot;" office:value-type="string" office:string-value="asn.data_deed.special_conditions,">
            <text:p>asn.data_deed.special_conditions,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table:style-name="ce1" office:value-type="string">
            <text:p>access_restrictions_set</text:p>
          </table:table-cell>
          <table:table-cell table:formula="of:=[.B34]&amp;&quot;,&quot;" office:value-type="string" office:string-value="access_restrictions_set,">
            <text:p>access_restrictions_set,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" table:formula="of:=IF([.F34]=[.F33];[.G33]+1;1)" office:value-type="float" office:value="4">
            <text:p>4</text:p>
          </table:table-cell>
          <table:table-cell office:value-type="string">
            <text:p>licenced_value_add</text:p>
          </table:table-cell>
          <table:table-cell table:formula="of:=[.H38]&amp;&quot;,&quot;" office:value-type="string" office:string-value="licenced_post_publication,">
            <text:p>licenced_post_publication,</text:p>
          </table:table-cell>
          <table:table-cell table:number-columns-repeated="3"/>
          <table:table-cell table:style-name="ce1" table:formula="of:=[.A34]&amp;[.B34]&amp;&quot; as &quot;&amp;[.H34]&amp;[.G34]&amp;&quot;,&quot;" office:value-type="string" office:string-value="asn.data_package.access_restrictions_set as licenced_value_add4,">
            <text:p>asn.data_package.access_restrictions_set as licenced_value_add4,</text:p>
          </table:table-cell>
          <table:table-cell table:style-name="ce1" table:formula="of:=[.A34]&amp;[.B34]&amp;&quot;,&quot;" office:value-type="string" office:string-value="asn.data_package.access_restrictions_set,">
            <text:p>asn.data_package.access_restrictions_set,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19">
            <text:p>19</text:p>
          </table:table-cell>
          <table:table-cell table:style-name="ce1" table:formula="of:=IF([.F35]=[.F34];[.G34]+1;1)" office:value-type="float" office:value="1">
            <text:p>1</text:p>
          </table:table-cell>
          <table:table-cell office:value-type="string">
            <text:p>verison</text:p>
          </table:table-cell>
          <table:table-cell table:number-columns-repeated="4"/>
          <table:table-cell table:style-name="ce1" table:formula="of:=[.A35]&amp;[.B35]&amp;&quot; as &quot;&amp;[.H35]&amp;[.G35]&amp;&quot;,&quot;" office:value-type="string" office:string-value="' ' as verison1,">
            <text:p>' ' as verison1,</text:p>
          </table:table-cell>
          <table:table-cell table:style-name="ce1"/>
          <table:table-cell table:number-columns-repeated="1010"/>
        </table:table-row>
        <table:table-row table:style-name="ro2">
          <table:table-cell table:style-name="ce1" office:value-type="string">
            <text:p>asn.data_package.</text:p>
          </table:table-cell>
          <table:table-cell office:value-type="string">
            <text:p>status_for_tern</text:p>
          </table:table-cell>
          <table:table-cell table:formula="of:=[.B36]&amp;&quot;,&quot;" office:value-type="string" office:string-value="status_for_tern,">
            <text:p>status_for_tern,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" table:formula="of:=IF([.F36]=[.F35];[.G35]+1;1)" office:value-type="float" office:value="1">
            <text:p>1</text:p>
          </table:table-cell>
          <table:table-cell office:value-type="string">
            <text:p>status</text:p>
          </table:table-cell>
          <table:table-cell office:value-type="string">
            <text:p>'Pending', on track, delayed, rescheduled to new date, released</text:p>
          </table:table-cell>
          <table:table-cell table:number-columns-repeated="3"/>
          <table:table-cell table:style-name="ce1" table:formula="of:=[.A36]&amp;[.B36]&amp;&quot; as &quot;&amp;[.H36]&amp;[.G36]&amp;&quot;,&quot;" office:value-type="string" office:string-value="asn.data_package.status_for_tern as status1,">
            <text:p>asn.data_package.status_for_tern as status1,</text:p>
          </table:table-cell>
          <table:table-cell table:style-name="ce1" table:formula="of:=[.A36]&amp;[.B36]&amp;&quot;,&quot;" office:value-type="string" office:string-value="asn.data_package.status_for_tern,">
            <text:p>asn.data_package.status_for_tern,</text:p>
          </table:table-cell>
          <table:table-cell table:number-columns-repeated="1010"/>
        </table:table-row>
        <table:table-row table:style-name="ro4">
          <table:table-cell table:style-name="ce1"/>
          <table:table-cell table:style-name="ce2" office:value-type="string">
            <text:p>date_published</text:p>
          </table:table-cell>
          <table:table-cell table:style-name="ce1" table:number-columns-repeated="3"/>
          <table:table-cell table:number-columns-repeated="2" table:style-name="ce1"/>
          <table:table-cell table:style-name="ce1" office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" table:formula="of:=IF([.F38]=[.F37];[.G37]+1;1)" office:value-type="float" office:value="1">
            <text:p>1</text:p>
          </table:table-cell>
          <table:table-cell office:value-type="string">
            <text:p>licenced_post_publication</text:p>
          </table:table-cell>
          <table:table-cell table:number-columns-repeated="4"/>
          <table:table-cell table:style-name="ce1" table:formula="of:=[.A38]&amp;[.B38]&amp;&quot; as &quot;&amp;[.H38]&amp;[.G38]&amp;&quot;,&quot;" office:value-type="string" office:string-value="' ' as licenced_post_publication1,">
            <text:p>' ' as licenced_post_publication1,</text:p>
          </table:table-cell>
          <table:table-cell table:style-name="ce1"/>
          <table:table-cell table:number-columns-repeated="1010"/>
        </table:table-row>
        <table:table-row table:style-name="ro2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22">
            <text:p>22</text:p>
          </table:table-cell>
          <table:table-cell table:style-name="ce1" table:formula="of:=IF([.F39]=[.F38];[.G38]+1;1)" office:value-type="float" office:value="1">
            <text:p>1</text:p>
          </table:table-cell>
          <table:table-cell office:value-type="string">
            <text:p>described_with_metadata_</text:p>
          </table:table-cell>
          <table:table-cell table:number-columns-repeated="4"/>
          <table:table-cell table:style-name="ce1" table:formula="of:=[.A39]&amp;[.B39]&amp;&quot; as &quot;&amp;[.H39]&amp;[.G39]&amp;&quot;,&quot;" office:value-type="string" office:string-value="' ' as described_with_metadata_1,">
            <text:p>' ' as described_with_metadata_1,</text:p>
          </table:table-cell>
          <table:table-cell table:style-name="ce1"/>
          <table:table-cell table:number-columns-repeated="1010"/>
        </table:table-row>
        <table:table-row table:style-name="ro2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23">
            <text:p>23</text:p>
          </table:table-cell>
          <table:table-cell table:style-name="ce1" table:formula="of:=IF([.F40]=[.F39];[.G39]+1;1)" office:value-type="float" office:value="1">
            <text:p>1</text:p>
          </table:table-cell>
          <table:table-cell office:value-type="string">
            <text:p>doi_minted</text:p>
          </table:table-cell>
          <table:table-cell table:number-columns-repeated="4"/>
          <table:table-cell table:style-name="ce1" table:formula="of:=[.A40]&amp;[.B40]&amp;&quot; as &quot;&amp;[.H40]&amp;[.G40]&amp;&quot;,&quot;" office:value-type="string" office:string-value="' ' as doi_minted1,">
            <text:p>' ' as doi_minted1,</text:p>
          </table:table-cell>
          <table:table-cell table:style-name="ce1"/>
          <table:table-cell table:number-columns-repeated="1010"/>
        </table:table-row>
        <table:table-row table:style-name="ro2">
          <table:table-cell/>
          <table:table-cell office:value-type="string">
            <text:p>' '</text:p>
          </table:table-cell>
          <table:table-cell table:number-columns-repeated="3"/>
          <table:table-cell office:value-type="float" office:value="24">
            <text:p>24</text:p>
          </table:table-cell>
          <table:table-cell table:style-name="ce1" table:formula="of:=IF([.F41]=[.F40];[.G40]+1;1)" office:value-type="float" office:value="1">
            <text:p>1</text:p>
          </table:table-cell>
          <table:table-cell office:value-type="string">
            <text:p>metadata_feed_to_tddp_amp_rda</text:p>
          </table:table-cell>
          <table:table-cell table:number-columns-repeated="4"/>
          <table:table-cell table:style-name="ce1" table:formula="of:=[.A41]&amp;[.B41]&amp;&quot; as &quot;&amp;[.H41]&amp;[.G41]&amp;&quot;,&quot;" office:value-type="string" office:string-value="' ' as metadata_feed_to_tddp_amp_rda1,">
            <text:p>' ' as metadata_feed_to_tddp_amp_rda1,</text:p>
          </table:table-cell>
          <table:table-cell table:style-name="ce1" table:number-columns-repeated="1011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K4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4T12:58:17</meta:creation-date>
    <dc:date>2014-07-28T12:54:38</dc:date>
    <dc:creator>ivan hanigan</dc:creator>
    <meta:editing-duration>PT11H55M57S</meta:editing-duration>
    <meta:editing-cycles>17</meta:editing-cycles>
    <meta:generator>LibreOffice/3.5$Linux_X86_64 LibreOffice_project/350m1$Build-2</meta:generator>
    <meta:document-statistic meta:table-count="3" meta:cell-count="322" meta:object-count="0"/>
  </office:meta>
</office:document-meta>
</file>